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automatic-styles/>
  <office:body>
    <office:text>
      <text:p><text:span>EXCELENTÍSSIMO SENHOR DESEMBARGADOR VICE-PRESIDENTE DO TRIBUNAL DE JUSTIÇA DO ESTADO DE GOIÁS</text:span></text:p>
      <text:p><text:span>Contrarrazões nº {{NUMERO_CONTRARRAZOES}}/{{ANO_ATUAL}}
Recurso {{TIPO_RECURSO_MAIUSCULO}} nos {{TIPO_ACAO_ORIGINARIA}} nº 0000000-00.0000.0.00.0000
Recorrente: GUILHERME JÚNIOR DA SILVA CARMO
Recorrido: Ministério Público do Estado de Goiás</text:span></text:p>
      <text:p><text:span>O Ministério Público do Estado de Goiás, por meio deste {{NOME_NUCLEO_OU_PROMOTORIA}}, vem apresentar suas
CONTRARRAZÕES AO RECURSO {{TIPO_RECURSO_MAIUSCULO}}
interposto por GUILHERME JÚNIOR DA SILVA CARMO, com fundamento no artigo 1.030 do Código de Processo Civil c/c o artigo 3º do Código de Processo Penal, requerendo que sejam recebidas e regularmente processadas, conforme adiante aduzido.</text:span></text:p>
      <text:p><text:span>Goiânia, 14 de May de 2025.</text:span></text:p>
      <text:p><text:span>Fulano de Tal
Promotor(a) de Justiça {{COMPLEMENTO_CARGO_PROMOTOR}}
{{INFO_DELEGACAO_PROMOTOR}}</text:span></text:p>
      <text:p><text:span>---</text:span></text:p>
      <text:p><text:span>CONTRARRAZÕES AO RECURSO {{TIPO_RECURSO_MAIUSCULO}}</text:span></text:p>
      <text:p><text:span>{{SAUDACAO_TRIBUNAL_SUPERIOR}},</text:span></text:p>
      <text:p><text:span>GUILHERME JÚNIOR DA SILVA CARMO, já qualificado(a) nos autos em epígrafe, inconformado(a) com o v. Acórdão proferido no(s) evento(s) n.º {{NUM_EVENTOS_ACORDAOS}}, interpôs o presente Recurso {{TIPO_RECURSO_MAIUSCULO}}, com fundamento no artigo {{ARTIGO_FUNDAMENTO_RECURSO}}.</text:span></text:p>
      <text:p><text:span>{{RESUMO_PARA_A_PECA}}</text:span></text:p>
      <text:p><text:span>É o sucinto relatório.</text:span></text:p>
      <text:p><text:span>DO MÉRITO RECURSAL</text:span></text:p>
      <text:p><text:span>- Ausência de prequestionamento da questão da habitualidade da atividade comercial</text:span></text:p>
      <text:p><text:span>- Incidência da Súmula 7 do STJ quanto à análise da prova da atividade comercial</text:span></text:p>
      <text:p><text:span>- Incidência da Súmula 7 do STJ quanto à análise do dolo na receptação</text:span></text:p>
      <text:p><text:span>- Inexistência de violação ao art. 157 do CPP: legalidade da busca domiciliar</text:span></text:p>
      <text:p><text:span>- Reexame de matéria fático-probatória (Súmula 7/STJ) quanto à ilicitude da prova</text:span></text:p>
      <text:p><text:span>- Incidência da Súmula 284/STF por deficiência na fundamentação quanto à violação do art. 180, §3º do CP</text:span></text:p>
      <text:p><text:span>- Mérito: Suficiência de indícios para comprovar o dolo na receptação</text:span></text:p>
      <text:p><text:span>- Mérito: Validade da prova obtida na busca domiciliar</text:span></text:p>
      <text:p><text:span>- Mérito: Atividade comercial caracterizada pela exposição à venda online</text:span></text:p>
      <text:p><text:span>DA CONCLUSÃO</text:span></text:p>
      <text:p><text:span>Ex positis, o Ministério Público do Estado de Goiás requer o não conhecimento do presente recurso e, caso conhecido, o seu total desprovimento, mantendo-se integralmente o v. acórdão recorrido por seus próprios e jurídicos fundamentos.</text:span></text:p>
      <text:p><text:span>Goiânia, {{DATA_ATUAL_ASSINATURA}}.</text:span></text:p>
      <text:p><text:span>Fulano de Tal
Promotor(a) de Justiça {{COMPLEMENTO_CARGO_PROMOTOR}}
{{INFO_DELEGACAO_PROMOTOR}}</text:span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